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9873" officeooo:paragraph-rsid="000a9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ie um array de 10 posições e peça ao usuário para inserir dados para preenchê-las. Após isso , imprimir os valores e as posições que os valores estão armazenados.</text:p>
      <text:p text:style-name="P1"/>
      <text:p text:style-name="P1">2. Crie um array de 10 posições e peça ao usuário para inserir 10 dados para preenchê-las. Após isso , imprimir o array em ordem inversa.</text:p>
      <text:p text:style-name="P1"/>
      <text:p text:style-name="P1">3. Dada uma sequência de 10 números digitados, imprimir a soma das extremidades.</text:p>
      <text:p text:style-name="P1"/>
      <text:p text:style-name="P1">4. Faça um programa que leia um vetor de 8 posições e, em seguida, leia também dois valores X e Y quaisquer correspondentes a duas posições no vetor. Ao final, seu programa deverá escrever a soma dos valores encontrados nas respectivas posições X e Y.</text:p>
      <text:p text:style-name="P1"/>
      <text:p text:style-name="P1">5.Crie um array de 5 posições para receber 5 alturas de usuários. Calcule a média das alturas.</text:p>
      <text:p text:style-name="P1"/>
      <text:p text:style-name="P1">6.Ler um conjunto de números reais, armazenando-o em vetor e calcular o quadrado das componentes deste vetor, armazenando o resultado em outro vetor. Os conjuntos apresentam 10 elementos cada. Imprimir todos os conjuntos.</text:p>
      <text:p text:style-name="P1"/>
      <text:p text:style-name="P1">7.Crie um array de 10 posições para receber notas de alunos e posteriormente informe a maior nota recebida.</text:p>
      <text:p text:style-name="P1"/>
      <text:p text:style-name="P1">8.Crie um array de 10 posições para receber notas de alunos e posteriormente informe a menor nota recebi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4:37:11.322597408</meta:creation-date>
    <dc:date>2022-07-04T14:51:14.313399246</dc:date>
    <meta:editing-duration>PT1M32S</meta:editing-duration>
    <meta:editing-cycles>1</meta:editing-cycles>
    <meta:document-statistic meta:table-count="0" meta:image-count="0" meta:object-count="0" meta:page-count="1" meta:paragraph-count="8" meta:word-count="200" meta:character-count="1164" meta:non-whitespace-character-count="972"/>
    <meta:generator>LibreOffice/7.0.4.2$Linux_X86_64 LibreOffice_project/00$Build-2</meta:generator>
  </office:meta>
</office:document-meta>
</file>